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51999" officeooo:paragraph-rsid="00151999"/>
    </style:style>
    <style:style style:name="P2" style:family="paragraph" style:parent-style-name="Standard">
      <style:text-properties officeooo:rsid="0016f57c" officeooo:paragraph-rsid="0016f57c"/>
    </style:style>
    <style:style style:name="P3" style:family="paragraph" style:parent-style-name="Standard">
      <style:text-properties officeooo:rsid="0017ae2f" officeooo:paragraph-rsid="0017ae2f"/>
    </style:style>
    <style:style style:name="P4" style:family="paragraph" style:parent-style-name="Standard">
      <style:text-properties officeooo:rsid="001ab04d" officeooo:paragraph-rsid="001ab04d"/>
    </style:style>
    <style:style style:name="P5" style:family="paragraph" style:parent-style-name="Standard">
      <style:text-properties officeooo:rsid="001c770a" officeooo:paragraph-rsid="001c770a"/>
    </style:style>
    <style:style style:name="P6" style:family="paragraph" style:parent-style-name="Standard">
      <style:text-properties officeooo:rsid="001e0c07" officeooo:paragraph-rsid="001e0c07"/>
    </style:style>
    <style:style style:name="P7" style:family="paragraph" style:parent-style-name="Standard">
      <style:text-properties officeooo:rsid="001fc25b" officeooo:paragraph-rsid="001fc25b"/>
    </style:style>
    <style:style style:name="P8" style:family="paragraph" style:parent-style-name="Standard">
      <style:text-properties officeooo:rsid="00215b33" officeooo:paragraph-rsid="00215b33"/>
    </style:style>
    <style:style style:name="P9" style:family="paragraph" style:parent-style-name="Standard">
      <style:text-properties officeooo:rsid="00220aef" officeooo:paragraph-rsid="00220aef"/>
    </style:style>
    <style:style style:name="P10" style:family="paragraph" style:parent-style-name="Standard">
      <style:text-properties officeooo:rsid="002220d7" officeooo:paragraph-rsid="002220d7"/>
    </style:style>
    <style:style style:name="P11" style:family="paragraph" style:parent-style-name="Standard">
      <style:text-properties officeooo:rsid="0022e44f" officeooo:paragraph-rsid="0022e44f"/>
    </style:style>
    <style:style style:name="P12" style:family="paragraph" style:parent-style-name="Standard">
      <style:text-properties officeooo:rsid="002400bd" officeooo:paragraph-rsid="002400bd"/>
    </style:style>
    <style:style style:name="P13" style:family="paragraph" style:parent-style-name="Standard">
      <style:text-properties officeooo:rsid="00240cc8" officeooo:paragraph-rsid="00240cc8"/>
    </style:style>
    <style:style style:name="P14" style:family="paragraph" style:parent-style-name="Standard">
      <style:text-properties officeooo:rsid="00249247" officeooo:paragraph-rsid="00249247"/>
    </style:style>
    <style:style style:name="P15" style:family="paragraph" style:parent-style-name="Standard">
      <style:text-properties officeooo:rsid="0024c2d2" officeooo:paragraph-rsid="0024c2d2"/>
    </style:style>
    <style:style style:name="P16" style:family="paragraph" style:parent-style-name="Standard">
      <style:text-properties officeooo:rsid="0024f790" officeooo:paragraph-rsid="0024f790"/>
    </style:style>
    <style:style style:name="P17" style:family="paragraph" style:parent-style-name="Standard">
      <style:text-properties officeooo:rsid="00260aba" officeooo:paragraph-rsid="00260aba"/>
    </style:style>
    <style:style style:name="P18" style:family="paragraph" style:parent-style-name="Standard">
      <style:text-properties officeooo:rsid="0026ab0b" officeooo:paragraph-rsid="0026ab0b"/>
    </style:style>
    <style:style style:name="P19" style:family="paragraph" style:parent-style-name="Standard">
      <style:text-properties officeooo:rsid="0027d63a" officeooo:paragraph-rsid="0027d63a"/>
    </style:style>
    <style:style style:name="P20" style:family="paragraph" style:parent-style-name="Standard">
      <style:text-properties officeooo:rsid="0028dcd8" officeooo:paragraph-rsid="0028dcd8"/>
    </style:style>
    <style:style style:name="P21" style:family="paragraph" style:parent-style-name="Standard">
      <style:text-properties officeooo:rsid="00297272" officeooo:paragraph-rsid="00297272"/>
    </style:style>
    <style:style style:name="P22" style:family="paragraph" style:parent-style-name="Standard">
      <style:text-properties officeooo:rsid="002b7117" officeooo:paragraph-rsid="002b7117"/>
    </style:style>
    <style:style style:name="P23" style:family="paragraph" style:parent-style-name="Standard">
      <style:text-properties officeooo:rsid="002d3747" officeooo:paragraph-rsid="002d3747"/>
    </style:style>
    <style:style style:name="P24" style:family="paragraph" style:parent-style-name="Standard">
      <style:text-properties officeooo:rsid="002e4370" officeooo:paragraph-rsid="002e4370"/>
    </style:style>
    <style:style style:name="P25" style:family="paragraph" style:parent-style-name="Standard">
      <style:text-properties officeooo:rsid="002f3e5e" officeooo:paragraph-rsid="002f3e5e"/>
    </style:style>
    <style:style style:name="P26" style:family="paragraph" style:parent-style-name="Standard">
      <style:text-properties officeooo:rsid="00319408" officeooo:paragraph-rsid="00319408"/>
    </style:style>
    <style:style style:name="P27" style:family="paragraph" style:parent-style-name="Standard">
      <style:text-properties officeooo:rsid="00330d35" officeooo:paragraph-rsid="00330d35"/>
    </style:style>
    <style:style style:name="P28" style:family="paragraph" style:parent-style-name="Standard">
      <style:text-properties officeooo:rsid="00339eb0" officeooo:paragraph-rsid="00339eb0"/>
    </style:style>
    <style:style style:name="P29" style:family="paragraph" style:parent-style-name="Standard">
      <style:text-properties officeooo:rsid="0037229b" officeooo:paragraph-rsid="0037229b"/>
    </style:style>
    <style:style style:name="P30" style:family="paragraph" style:parent-style-name="Standard">
      <style:text-properties officeooo:rsid="0038fc9d" officeooo:paragraph-rsid="0038fc9d"/>
    </style:style>
    <style:style style:name="P31" style:family="paragraph" style:parent-style-name="Standard">
      <style:text-properties officeooo:rsid="003b1198" officeooo:paragraph-rsid="003b1198"/>
    </style:style>
    <style:style style:name="P32" style:family="paragraph" style:parent-style-name="Standard">
      <style:text-properties officeooo:rsid="003eab22" officeooo:paragraph-rsid="003eab22"/>
    </style:style>
    <style:style style:name="P33" style:family="paragraph" style:parent-style-name="Standard">
      <style:text-properties officeooo:rsid="003fe51b" officeooo:paragraph-rsid="003fe51b"/>
    </style:style>
    <style:style style:name="P34" style:family="paragraph" style:parent-style-name="Standard">
      <style:text-properties officeooo:rsid="0041ddc3" officeooo:paragraph-rsid="0041ddc3"/>
    </style:style>
    <style:style style:name="P35" style:family="paragraph" style:parent-style-name="Standard">
      <style:text-properties officeooo:rsid="0042285a" officeooo:paragraph-rsid="0042285a"/>
    </style:style>
    <style:style style:name="P36" style:family="paragraph" style:parent-style-name="Standard">
      <style:text-properties officeooo:rsid="00427aa8" officeooo:paragraph-rsid="00427aa8"/>
    </style:style>
    <style:style style:name="P37" style:family="paragraph" style:parent-style-name="Standard">
      <style:text-properties officeooo:rsid="0043471e" officeooo:paragraph-rsid="0043471e"/>
    </style:style>
    <style:style style:name="P38" style:family="paragraph" style:parent-style-name="Standard">
      <style:text-properties officeooo:rsid="00469fc0" officeooo:paragraph-rsid="00469fc0"/>
    </style:style>
    <style:style style:name="P39" style:family="paragraph" style:parent-style-name="Standard">
      <style:text-properties officeooo:rsid="0047c461" officeooo:paragraph-rsid="0047c461"/>
    </style:style>
    <style:style style:name="P40" style:family="paragraph" style:parent-style-name="Standard">
      <style:text-properties officeooo:rsid="00484fd1" officeooo:paragraph-rsid="00484fd1"/>
    </style:style>
    <style:style style:name="P41" style:family="paragraph" style:parent-style-name="Standard">
      <style:text-properties officeooo:rsid="0049f9cc" officeooo:paragraph-rsid="0049f9cc"/>
    </style:style>
    <style:style style:name="P42" style:family="paragraph" style:parent-style-name="Standard">
      <style:text-properties officeooo:rsid="004b740a" officeooo:paragraph-rsid="004b740a"/>
    </style:style>
    <style:style style:name="P43" style:family="paragraph" style:parent-style-name="Standard">
      <style:text-properties officeooo:rsid="004c932b" officeooo:paragraph-rsid="004c932b"/>
    </style:style>
    <style:style style:name="P44" style:family="paragraph" style:parent-style-name="Standard">
      <style:text-properties officeooo:rsid="004ca278" officeooo:paragraph-rsid="004ca278"/>
    </style:style>
    <style:style style:name="P45" style:family="paragraph" style:parent-style-name="Standard">
      <style:text-properties officeooo:rsid="004fb888" officeooo:paragraph-rsid="004fb888"/>
    </style:style>
    <style:style style:name="P46" style:family="paragraph" style:parent-style-name="Standard">
      <style:text-properties officeooo:rsid="005111a1" officeooo:paragraph-rsid="0054db6f"/>
    </style:style>
    <style:style style:name="P47" style:family="paragraph" style:parent-style-name="Standard">
      <style:text-properties officeooo:rsid="00556eff" officeooo:paragraph-rsid="00556eff"/>
    </style:style>
    <style:style style:name="P48" style:family="paragraph" style:parent-style-name="Standard">
      <style:text-properties officeooo:rsid="00565d36" officeooo:paragraph-rsid="00565d36"/>
    </style:style>
    <style:style style:name="P49" style:family="paragraph" style:parent-style-name="Standard">
      <style:text-properties officeooo:rsid="005691bc" officeooo:paragraph-rsid="005691bc"/>
    </style:style>
    <style:style style:name="P50" style:family="paragraph" style:parent-style-name="Standard">
      <style:text-properties officeooo:rsid="0057f8ac" officeooo:paragraph-rsid="0057f8ac"/>
    </style:style>
    <style:style style:name="P51" style:family="paragraph" style:parent-style-name="Standard">
      <style:text-properties officeooo:rsid="005a20d6" officeooo:paragraph-rsid="005a20d6"/>
    </style:style>
    <style:style style:name="P52" style:family="paragraph" style:parent-style-name="Standard">
      <style:text-properties officeooo:rsid="005b8829" officeooo:paragraph-rsid="005b8829"/>
    </style:style>
    <style:style style:name="P53" style:family="paragraph" style:parent-style-name="Standard">
      <style:text-properties officeooo:rsid="005c43eb" officeooo:paragraph-rsid="005c43eb"/>
    </style:style>
    <style:style style:name="P54" style:family="paragraph" style:parent-style-name="Standard">
      <style:text-properties officeooo:rsid="005ea752" officeooo:paragraph-rsid="005ea752"/>
    </style:style>
    <style:style style:name="P55" style:family="paragraph" style:parent-style-name="Standard">
      <style:text-properties officeooo:rsid="00603656" officeooo:paragraph-rsid="00603656"/>
    </style:style>
    <style:style style:name="P56" style:family="paragraph" style:parent-style-name="Standard">
      <style:text-properties officeooo:rsid="0061612d" officeooo:paragraph-rsid="0061612d"/>
    </style:style>
    <style:style style:name="P57" style:family="paragraph" style:parent-style-name="Standard">
      <style:text-properties officeooo:rsid="006512d8" officeooo:paragraph-rsid="006512d8"/>
    </style:style>
    <style:style style:name="P58" style:family="paragraph" style:parent-style-name="Standard">
      <style:text-properties officeooo:rsid="0067574f" officeooo:paragraph-rsid="0067574f"/>
    </style:style>
    <style:style style:name="P59" style:family="paragraph" style:parent-style-name="Standard">
      <style:text-properties officeooo:rsid="00687f05" officeooo:paragraph-rsid="00687f05"/>
    </style:style>
    <style:style style:name="P60" style:family="paragraph" style:parent-style-name="Standard">
      <style:text-properties officeooo:rsid="006fa5aa" officeooo:paragraph-rsid="006fa5aa"/>
    </style:style>
    <style:style style:name="P61" style:family="paragraph" style:parent-style-name="Standard">
      <style:text-properties officeooo:rsid="0071b0a7" officeooo:paragraph-rsid="0071b0a7"/>
    </style:style>
    <style:style style:name="P62" style:family="paragraph" style:parent-style-name="Standard">
      <style:text-properties officeooo:rsid="0072a88e" officeooo:paragraph-rsid="0072a88e"/>
    </style:style>
    <style:style style:name="P63" style:family="paragraph" style:parent-style-name="Standard">
      <style:text-properties officeooo:rsid="0073bd16" officeooo:paragraph-rsid="0073bd16"/>
    </style:style>
    <style:style style:name="P64" style:family="paragraph" style:parent-style-name="Standard">
      <style:text-properties officeooo:rsid="0074cd53" officeooo:paragraph-rsid="0074cd53"/>
    </style:style>
    <style:style style:name="P65" style:family="paragraph" style:parent-style-name="Standard">
      <style:text-properties officeooo:rsid="00787212" officeooo:paragraph-rsid="00787212"/>
    </style:style>
    <style:style style:name="P66" style:family="paragraph" style:parent-style-name="Standard">
      <style:text-properties officeooo:rsid="007bc9c3" officeooo:paragraph-rsid="007bc9c3"/>
    </style:style>
    <style:style style:name="P67" style:family="paragraph" style:parent-style-name="Standard">
      <style:text-properties officeooo:rsid="007c2a62" officeooo:paragraph-rsid="007c2a62"/>
    </style:style>
    <style:style style:name="P68" style:family="paragraph" style:parent-style-name="Standard">
      <style:text-properties officeooo:rsid="007dcb7d" officeooo:paragraph-rsid="007dcb7d"/>
    </style:style>
    <style:style style:name="P69" style:family="paragraph" style:parent-style-name="Standard">
      <style:text-properties officeooo:rsid="007e20c3" officeooo:paragraph-rsid="007e20c3"/>
    </style:style>
    <style:style style:name="P70" style:family="paragraph" style:parent-style-name="Standard">
      <style:text-properties officeooo:rsid="0080ef18" officeooo:paragraph-rsid="0080ef18"/>
    </style:style>
    <style:style style:name="P71" style:family="paragraph" style:parent-style-name="Standard">
      <style:text-properties officeooo:rsid="0082822c" officeooo:paragraph-rsid="0082822c"/>
    </style:style>
    <style:style style:name="P72" style:family="paragraph" style:parent-style-name="Standard">
      <style:text-properties officeooo:rsid="00834b29" officeooo:paragraph-rsid="00834b29"/>
    </style:style>
    <style:style style:name="P73" style:family="paragraph" style:parent-style-name="Standard">
      <style:text-properties officeooo:rsid="00858093" officeooo:paragraph-rsid="00858093"/>
    </style:style>
    <style:style style:name="P74" style:family="paragraph" style:parent-style-name="Standard">
      <style:text-properties officeooo:rsid="0087865a" officeooo:paragraph-rsid="0087865a"/>
    </style:style>
    <style:style style:name="P75" style:family="paragraph" style:parent-style-name="Standard">
      <style:text-properties officeooo:rsid="0087ec62" officeooo:paragraph-rsid="0087ec62"/>
    </style:style>
    <style:style style:name="P76" style:family="paragraph" style:parent-style-name="Standard">
      <style:text-properties officeooo:rsid="008b1a55" officeooo:paragraph-rsid="008b1a55"/>
    </style:style>
    <style:style style:name="P77" style:family="paragraph" style:parent-style-name="Standard">
      <style:text-properties officeooo:rsid="008d4fbb" officeooo:paragraph-rsid="008d4fbb"/>
    </style:style>
    <style:style style:name="P78" style:family="paragraph" style:parent-style-name="Standard">
      <style:text-properties officeooo:rsid="008d7745" officeooo:paragraph-rsid="008d7745"/>
    </style:style>
    <style:style style:name="P79" style:family="paragraph" style:parent-style-name="Standard">
      <style:text-properties officeooo:rsid="0091f0a9" officeooo:paragraph-rsid="0091f0a9"/>
    </style:style>
    <style:style style:name="P80" style:family="paragraph" style:parent-style-name="Standard">
      <style:text-properties officeooo:rsid="0094a4d9" officeooo:paragraph-rsid="0094a4d9"/>
    </style:style>
    <style:style style:name="P81" style:family="paragraph" style:parent-style-name="Standard">
      <style:text-properties officeooo:rsid="0095334d" officeooo:paragraph-rsid="0095334d"/>
    </style:style>
    <style:style style:name="P82" style:family="paragraph" style:parent-style-name="Standard">
      <style:text-properties officeooo:rsid="0098deab" officeooo:paragraph-rsid="0098deab"/>
    </style:style>
    <style:style style:name="P83" style:family="paragraph" style:parent-style-name="Standard">
      <style:text-properties officeooo:rsid="009be0fc" officeooo:paragraph-rsid="009be0fc"/>
    </style:style>
    <style:style style:name="P84" style:family="paragraph" style:parent-style-name="Standard">
      <style:text-properties officeooo:rsid="009c2dec" officeooo:paragraph-rsid="009c2dec"/>
    </style:style>
    <style:style style:name="P85" style:family="paragraph" style:parent-style-name="Standard">
      <style:text-properties officeooo:rsid="00a01a1a" officeooo:paragraph-rsid="00a01a1a"/>
    </style:style>
    <style:style style:name="P86" style:family="paragraph" style:parent-style-name="Standard">
      <style:text-properties officeooo:rsid="00a07cdd" officeooo:paragraph-rsid="00a07cdd"/>
    </style:style>
    <style:style style:name="P87" style:family="paragraph" style:parent-style-name="Standard">
      <style:text-properties officeooo:rsid="00a0b94a" officeooo:paragraph-rsid="00a0b94a"/>
    </style:style>
    <style:style style:name="P88" style:family="paragraph" style:parent-style-name="Standard">
      <style:text-properties officeooo:rsid="00a4c46c" officeooo:paragraph-rsid="00a4c46c"/>
    </style:style>
    <style:style style:name="P89" style:family="paragraph" style:parent-style-name="Standard">
      <style:text-properties officeooo:rsid="00a69034" officeooo:paragraph-rsid="00a69034"/>
    </style:style>
    <style:style style:name="P90" style:family="paragraph" style:parent-style-name="Standard">
      <style:text-properties officeooo:rsid="00a87be4" officeooo:paragraph-rsid="00a87be4"/>
    </style:style>
    <style:style style:name="P91" style:family="paragraph" style:parent-style-name="Standard">
      <style:text-properties officeooo:rsid="00a95cec" officeooo:paragraph-rsid="00a95cec"/>
    </style:style>
    <style:style style:name="P92" style:family="paragraph" style:parent-style-name="Standard">
      <style:text-properties officeooo:rsid="00ab89bf" officeooo:paragraph-rsid="00ab89bf"/>
    </style:style>
    <style:style style:name="P93" style:family="paragraph" style:parent-style-name="Standard">
      <style:text-properties officeooo:rsid="00aba1be" officeooo:paragraph-rsid="00aba1be"/>
    </style:style>
    <style:style style:name="P94" style:family="paragraph" style:parent-style-name="Standard">
      <style:text-properties officeooo:rsid="00adc165" officeooo:paragraph-rsid="00adc165"/>
    </style:style>
    <style:style style:name="P95" style:family="paragraph" style:parent-style-name="Standard">
      <style:text-properties officeooo:rsid="00aebf78" officeooo:paragraph-rsid="00aebf78"/>
    </style:style>
    <style:style style:name="P96" style:family="paragraph" style:parent-style-name="Standard">
      <style:text-properties officeooo:rsid="00b1288b" officeooo:paragraph-rsid="00b1288b"/>
    </style:style>
    <style:style style:name="P97" style:family="paragraph" style:parent-style-name="Standard">
      <style:text-properties officeooo:rsid="00b45a2e" officeooo:paragraph-rsid="00b45a2e"/>
    </style:style>
    <style:style style:name="P98" style:family="paragraph" style:parent-style-name="Standard">
      <style:text-properties officeooo:rsid="00b5730c" officeooo:paragraph-rsid="00b5730c"/>
    </style:style>
    <style:style style:name="P99" style:family="paragraph" style:parent-style-name="Standard">
      <style:text-properties officeooo:rsid="00b69658" officeooo:paragraph-rsid="00b69658"/>
    </style:style>
    <style:style style:name="P100" style:family="paragraph" style:parent-style-name="Standard">
      <style:text-properties officeooo:rsid="00b6eba1" officeooo:paragraph-rsid="00b6eba1"/>
    </style:style>
    <style:style style:name="P101" style:family="paragraph" style:parent-style-name="Standard">
      <style:text-properties officeooo:rsid="00b95266" officeooo:paragraph-rsid="00b95266"/>
    </style:style>
    <style:style style:name="P102" style:family="paragraph" style:parent-style-name="Standard">
      <style:text-properties officeooo:rsid="00ba87ce" officeooo:paragraph-rsid="00ba87ce"/>
    </style:style>
    <style:style style:name="P103" style:family="paragraph" style:parent-style-name="Standard">
      <style:text-properties officeooo:rsid="00bc3f9e" officeooo:paragraph-rsid="00bc3f9e"/>
    </style:style>
    <style:style style:name="P104" style:family="paragraph" style:parent-style-name="Standard">
      <style:text-properties officeooo:rsid="00bcff1d" officeooo:paragraph-rsid="00bcff1d"/>
    </style:style>
    <style:style style:name="P105" style:family="paragraph" style:parent-style-name="Standard">
      <style:text-properties officeooo:rsid="00be9b99" officeooo:paragraph-rsid="00be9b99"/>
    </style:style>
    <style:style style:name="P106" style:family="paragraph" style:parent-style-name="Standard">
      <style:text-properties officeooo:rsid="00bfd843" officeooo:paragraph-rsid="00bfd843"/>
    </style:style>
    <style:style style:name="P107" style:family="paragraph" style:parent-style-name="Standard">
      <style:text-properties officeooo:rsid="00c073e2" officeooo:paragraph-rsid="00c073e2"/>
    </style:style>
    <style:style style:name="P108" style:family="paragraph" style:parent-style-name="Standard">
      <style:text-properties officeooo:rsid="00c404aa" officeooo:paragraph-rsid="00c404aa"/>
    </style:style>
    <style:style style:name="P109" style:family="paragraph" style:parent-style-name="Standard">
      <style:text-properties officeooo:rsid="00c4c9b2" officeooo:paragraph-rsid="00c4c9b2"/>
    </style:style>
    <style:style style:name="P110" style:family="paragraph" style:parent-style-name="Standard">
      <style:text-properties officeooo:rsid="00c5d7df" officeooo:paragraph-rsid="00c5d7df"/>
    </style:style>
    <style:style style:name="P111" style:family="paragraph" style:parent-style-name="Standard">
      <style:text-properties officeooo:rsid="00c6d565" officeooo:paragraph-rsid="00c6d565"/>
    </style:style>
    <style:style style:name="P112" style:family="paragraph" style:parent-style-name="Standard">
      <style:text-properties officeooo:rsid="00c7d0de" officeooo:paragraph-rsid="00c7d0de"/>
    </style:style>
    <style:style style:name="P113" style:family="paragraph" style:parent-style-name="Standard">
      <style:text-properties officeooo:rsid="00c86da5" officeooo:paragraph-rsid="00c86da5"/>
    </style:style>
    <style:style style:name="P114" style:family="paragraph" style:parent-style-name="Standard">
      <style:text-properties officeooo:rsid="00ca3862" officeooo:paragraph-rsid="00ca3862"/>
    </style:style>
    <style:style style:name="P115" style:family="paragraph" style:parent-style-name="Standard">
      <style:text-properties officeooo:rsid="00cb2d2e" officeooo:paragraph-rsid="00cb2d2e"/>
    </style:style>
    <style:style style:name="P116" style:family="paragraph" style:parent-style-name="Standard">
      <style:text-properties officeooo:rsid="00cc0f4f" officeooo:paragraph-rsid="00cc0f4f"/>
    </style:style>
    <style:style style:name="P117" style:family="paragraph" style:parent-style-name="Standard">
      <style:text-properties officeooo:rsid="00cd607c" officeooo:paragraph-rsid="00cd607c"/>
    </style:style>
    <style:style style:name="P118" style:family="paragraph" style:parent-style-name="Standard">
      <style:text-properties officeooo:rsid="00ceff3a" officeooo:paragraph-rsid="00ceff3a"/>
    </style:style>
    <style:style style:name="P119" style:family="paragraph" style:parent-style-name="Standard">
      <style:text-properties officeooo:rsid="00d0b342" officeooo:paragraph-rsid="00d0b342"/>
    </style:style>
    <style:style style:name="P120" style:family="paragraph" style:parent-style-name="Standard">
      <style:text-properties officeooo:rsid="00d15189" officeooo:paragraph-rsid="00d15189"/>
    </style:style>
    <style:style style:name="P121" style:family="paragraph" style:parent-style-name="Standard">
      <style:text-properties officeooo:rsid="00d3186e" officeooo:paragraph-rsid="00d3186e"/>
    </style:style>
    <style:style style:name="P122" style:family="paragraph" style:parent-style-name="Standard">
      <style:text-properties officeooo:rsid="00d5bd45" officeooo:paragraph-rsid="00d5bd45"/>
    </style:style>
    <style:style style:name="P123" style:family="paragraph" style:parent-style-name="Standard">
      <style:text-properties officeooo:rsid="00d81fff" officeooo:paragraph-rsid="00d81fff"/>
    </style:style>
    <style:style style:name="P124" style:family="paragraph" style:parent-style-name="Standard">
      <style:text-properties officeooo:rsid="00db4b69" officeooo:paragraph-rsid="00db4b69"/>
    </style:style>
    <style:style style:name="P125" style:family="paragraph" style:parent-style-name="Standard">
      <style:text-properties officeooo:rsid="00de481d" officeooo:paragraph-rsid="00de481d"/>
    </style:style>
    <style:style style:name="P126" style:family="paragraph" style:parent-style-name="Standard">
      <style:text-properties officeooo:rsid="00e03fd4" officeooo:paragraph-rsid="00e03fd4"/>
    </style:style>
    <style:style style:name="P127" style:family="paragraph" style:parent-style-name="Standard">
      <style:text-properties officeooo:rsid="00e19038" officeooo:paragraph-rsid="00e19038"/>
    </style:style>
    <style:style style:name="P128" style:family="paragraph" style:parent-style-name="Standard">
      <style:text-properties officeooo:rsid="00e27323" officeooo:paragraph-rsid="00e27323"/>
    </style:style>
    <style:style style:name="P129" style:family="paragraph" style:parent-style-name="Standard">
      <style:text-properties officeooo:rsid="00e32971" officeooo:paragraph-rsid="00e32971"/>
    </style:style>
    <style:style style:name="P130" style:family="paragraph" style:parent-style-name="Standard">
      <style:text-properties officeooo:rsid="00e46b44" officeooo:paragraph-rsid="00e46b44"/>
    </style:style>
    <style:style style:name="P131" style:family="paragraph" style:parent-style-name="Standard">
      <style:text-properties officeooo:rsid="00e65ecd" officeooo:paragraph-rsid="00e65ecd"/>
    </style:style>
    <style:style style:name="P132" style:family="paragraph" style:parent-style-name="Standard">
      <style:text-properties officeooo:rsid="00e798be" officeooo:paragraph-rsid="00e798be"/>
    </style:style>
    <style:style style:name="P133" style:family="paragraph" style:parent-style-name="Standard">
      <style:text-properties officeooo:rsid="00e912d5" officeooo:paragraph-rsid="00e912d5"/>
    </style:style>
    <style:style style:name="P134" style:family="paragraph" style:parent-style-name="Standard">
      <style:text-properties officeooo:rsid="00ea3b57" officeooo:paragraph-rsid="00ea3b57"/>
    </style:style>
    <style:style style:name="P135" style:family="paragraph" style:parent-style-name="Standard">
      <style:text-properties officeooo:rsid="00eb472d" officeooo:paragraph-rsid="00eb472d"/>
    </style:style>
    <style:style style:name="P136" style:family="paragraph" style:parent-style-name="Standard">
      <style:text-properties officeooo:rsid="00ed8386" officeooo:paragraph-rsid="00ed8386"/>
    </style:style>
    <style:style style:name="P137" style:family="paragraph" style:parent-style-name="Standard">
      <style:text-properties officeooo:rsid="00ef4e97" officeooo:paragraph-rsid="00ef4e97"/>
    </style:style>
    <style:style style:name="P138" style:family="paragraph" style:parent-style-name="Standard">
      <style:text-properties officeooo:rsid="00f06485" officeooo:paragraph-rsid="00f06485"/>
    </style:style>
    <style:style style:name="P139" style:family="paragraph" style:parent-style-name="Standard">
      <style:text-properties officeooo:rsid="00f29b16" officeooo:paragraph-rsid="00f29b16"/>
    </style:style>
    <style:style style:name="P140" style:family="paragraph" style:parent-style-name="Standard">
      <style:text-properties officeooo:rsid="00f5ce78" officeooo:paragraph-rsid="00f5ce78"/>
    </style:style>
    <style:style style:name="P141" style:family="paragraph" style:parent-style-name="Standard">
      <style:text-properties officeooo:rsid="00f72029" officeooo:paragraph-rsid="00f72029"/>
    </style:style>
    <style:style style:name="P142" style:family="paragraph" style:parent-style-name="Standard">
      <style:text-properties officeooo:rsid="00f83dfb" officeooo:paragraph-rsid="00f83dfb"/>
    </style:style>
    <style:style style:name="P143" style:family="paragraph" style:parent-style-name="Standard">
      <style:text-properties officeooo:rsid="00f9f9c3" officeooo:paragraph-rsid="00fa1310"/>
    </style:style>
    <style:style style:name="P144" style:family="paragraph" style:parent-style-name="Standard">
      <style:text-properties officeooo:rsid="00f9f9c3" officeooo:paragraph-rsid="00fb433a"/>
    </style:style>
    <style:style style:name="P145" style:family="paragraph" style:parent-style-name="Standard">
      <style:text-properties officeooo:rsid="00fcd7db" officeooo:paragraph-rsid="00fcd7db"/>
    </style:style>
    <style:style style:name="P146" style:family="paragraph" style:parent-style-name="Standard">
      <style:text-properties officeooo:rsid="0100103f" officeooo:paragraph-rsid="0100103f"/>
    </style:style>
    <style:style style:name="P147" style:family="paragraph" style:parent-style-name="Standard">
      <style:text-properties officeooo:rsid="01004a22" officeooo:paragraph-rsid="01004a22"/>
    </style:style>
    <style:style style:name="P148" style:family="paragraph" style:parent-style-name="Standard">
      <style:text-properties officeooo:rsid="01018b9a" officeooo:paragraph-rsid="01018b9a"/>
    </style:style>
    <style:style style:name="P149" style:family="paragraph" style:parent-style-name="Standard">
      <style:text-properties officeooo:rsid="010213f5" officeooo:paragraph-rsid="010213f5"/>
    </style:style>
    <style:style style:name="P150" style:family="paragraph" style:parent-style-name="Standard">
      <style:text-properties officeooo:rsid="0104ef4d" officeooo:paragraph-rsid="0104ef4d"/>
    </style:style>
    <style:style style:name="P151" style:family="paragraph" style:parent-style-name="Standard">
      <style:text-properties officeooo:rsid="0105e1a6" officeooo:paragraph-rsid="0105e1a6"/>
    </style:style>
    <style:style style:name="P152" style:family="paragraph" style:parent-style-name="Standard">
      <style:text-properties officeooo:rsid="01063ab6" officeooo:paragraph-rsid="01063ab6"/>
    </style:style>
    <style:style style:name="P153" style:family="paragraph" style:parent-style-name="Standard">
      <style:text-properties officeooo:rsid="0107a7b9" officeooo:paragraph-rsid="0107a7b9"/>
    </style:style>
    <style:style style:name="P154" style:family="paragraph" style:parent-style-name="Standard">
      <style:text-properties officeooo:rsid="01095360" officeooo:paragraph-rsid="01095360"/>
    </style:style>
    <style:style style:name="P155" style:family="paragraph" style:parent-style-name="Standard">
      <style:text-properties officeooo:rsid="010abf58" officeooo:paragraph-rsid="010abf58"/>
    </style:style>
    <style:style style:name="P156" style:family="paragraph" style:parent-style-name="Standard">
      <style:text-properties officeooo:rsid="010b93e2" officeooo:paragraph-rsid="010b93e2"/>
    </style:style>
    <style:style style:name="P157" style:family="paragraph" style:parent-style-name="Standard">
      <style:text-properties officeooo:rsid="010d8ac5" officeooo:paragraph-rsid="010d8ac5"/>
    </style:style>
    <style:style style:name="P158" style:family="paragraph" style:parent-style-name="Standard">
      <style:text-properties officeooo:rsid="010f2d85" officeooo:paragraph-rsid="010f2d85"/>
    </style:style>
    <style:style style:name="P159" style:family="paragraph" style:parent-style-name="Standard">
      <style:text-properties officeooo:rsid="0112b1c4" officeooo:paragraph-rsid="0112b1c4"/>
    </style:style>
    <style:style style:name="P160" style:family="paragraph" style:parent-style-name="Standard">
      <style:text-properties officeooo:rsid="0113836b" officeooo:paragraph-rsid="0113836b"/>
    </style:style>
    <style:style style:name="P161" style:family="paragraph" style:parent-style-name="Standard">
      <style:text-properties officeooo:rsid="01147cfb" officeooo:paragraph-rsid="01147cfb"/>
    </style:style>
    <style:style style:name="P162" style:family="paragraph" style:parent-style-name="Standard">
      <style:text-properties officeooo:rsid="01148c1f" officeooo:paragraph-rsid="01148c1f"/>
    </style:style>
    <style:style style:name="P163" style:family="paragraph" style:parent-style-name="Standard">
      <style:text-properties officeooo:rsid="01172334" officeooo:paragraph-rsid="01172334"/>
    </style:style>
    <style:style style:name="P164" style:family="paragraph" style:parent-style-name="Standard">
      <style:text-properties officeooo:rsid="00dcc361" officeooo:paragraph-rsid="00dcc361"/>
    </style:style>
    <style:style style:name="P165" style:family="paragraph" style:parent-style-name="Standard">
      <style:text-properties officeooo:rsid="005111a1" officeooo:paragraph-rsid="005111a1"/>
    </style:style>
    <style:style style:name="T1" style:family="text">
      <style:text-properties officeooo:rsid="001950e5"/>
    </style:style>
    <style:style style:name="T2" style:family="text">
      <style:text-properties officeooo:rsid="001b87da"/>
    </style:style>
    <style:style style:name="T3" style:family="text">
      <style:text-properties officeooo:rsid="001f9835"/>
    </style:style>
    <style:style style:name="T4" style:family="text">
      <style:text-properties officeooo:rsid="0021906c"/>
    </style:style>
    <style:style style:name="T5" style:family="text">
      <style:text-properties officeooo:rsid="0022dd6a"/>
    </style:style>
    <style:style style:name="T6" style:family="text">
      <style:text-properties officeooo:rsid="00240cc8"/>
    </style:style>
    <style:style style:name="T7" style:family="text">
      <style:text-properties officeooo:rsid="00267484"/>
    </style:style>
    <style:style style:name="T8" style:family="text">
      <style:text-properties officeooo:rsid="00301067"/>
    </style:style>
    <style:style style:name="T9" style:family="text">
      <style:text-properties officeooo:rsid="003552b4"/>
    </style:style>
    <style:style style:name="T10" style:family="text">
      <style:text-properties officeooo:rsid="00394eda"/>
    </style:style>
    <style:style style:name="T11" style:family="text">
      <style:text-properties officeooo:rsid="003a67f9"/>
    </style:style>
    <style:style style:name="T12" style:family="text">
      <style:text-properties officeooo:rsid="003bf759"/>
    </style:style>
    <style:style style:name="T13" style:family="text">
      <style:text-properties officeooo:rsid="003d061e"/>
    </style:style>
    <style:style style:name="T14" style:family="text">
      <style:text-properties officeooo:rsid="0041ddc3"/>
    </style:style>
    <style:style style:name="T15" style:family="text">
      <style:text-properties officeooo:rsid="00432fd3"/>
    </style:style>
    <style:style style:name="T16" style:family="text">
      <style:text-properties officeooo:rsid="0044cd1d"/>
    </style:style>
    <style:style style:name="T17" style:family="text">
      <style:text-properties officeooo:rsid="00484fd1"/>
    </style:style>
    <style:style style:name="T18" style:family="text">
      <style:text-properties officeooo:rsid="004ac3b8"/>
    </style:style>
    <style:style style:name="T19" style:family="text">
      <style:text-properties officeooo:rsid="004e8010"/>
    </style:style>
    <style:style style:name="T20" style:family="text">
      <style:text-properties officeooo:rsid="0052f1a2"/>
    </style:style>
    <style:style style:name="T21" style:family="text">
      <style:text-properties officeooo:rsid="00513b86"/>
    </style:style>
    <style:style style:name="T22" style:family="text">
      <style:text-properties officeooo:rsid="0055e6df"/>
    </style:style>
    <style:style style:name="T23" style:family="text">
      <style:text-properties officeooo:rsid="005952ac"/>
    </style:style>
    <style:style style:name="T24" style:family="text">
      <style:text-properties officeooo:rsid="005cd2a1"/>
    </style:style>
    <style:style style:name="T25" style:family="text">
      <style:text-properties officeooo:rsid="006158ca"/>
    </style:style>
    <style:style style:name="T26" style:family="text">
      <style:text-properties officeooo:rsid="00659efa"/>
    </style:style>
    <style:style style:name="T27" style:family="text">
      <style:text-properties officeooo:rsid="0069f79b"/>
    </style:style>
    <style:style style:name="T28" style:family="text">
      <style:text-properties officeooo:rsid="006df670"/>
    </style:style>
    <style:style style:name="T29" style:family="text">
      <style:text-properties officeooo:rsid="006c30ca"/>
    </style:style>
    <style:style style:name="T30" style:family="text">
      <style:text-properties officeooo:rsid="006fe735"/>
    </style:style>
    <style:style style:name="T31" style:family="text">
      <style:text-properties officeooo:rsid="0070ff51"/>
    </style:style>
    <style:style style:name="T32" style:family="text">
      <style:text-properties officeooo:rsid="0073bd16"/>
    </style:style>
    <style:style style:name="T33" style:family="text">
      <style:text-properties officeooo:rsid="007690db"/>
    </style:style>
    <style:style style:name="T34" style:family="text">
      <style:text-properties officeooo:rsid="00779737"/>
    </style:style>
    <style:style style:name="T35" style:family="text">
      <style:text-properties officeooo:rsid="007a3a7a"/>
    </style:style>
    <style:style style:name="T36" style:family="text">
      <style:text-properties officeooo:rsid="007c2314"/>
    </style:style>
    <style:style style:name="T37" style:family="text">
      <style:text-properties officeooo:rsid="007e54a9"/>
    </style:style>
    <style:style style:name="T38" style:family="text">
      <style:text-properties officeooo:rsid="007f4366"/>
    </style:style>
    <style:style style:name="T39" style:family="text">
      <style:text-properties officeooo:rsid="008752d1"/>
    </style:style>
    <style:style style:name="T40" style:family="text">
      <style:text-properties officeooo:rsid="0087aedb"/>
    </style:style>
    <style:style style:name="T41" style:family="text">
      <style:text-properties officeooo:rsid="0089e314"/>
    </style:style>
    <style:style style:name="T42" style:family="text">
      <style:text-properties officeooo:rsid="008b5780"/>
    </style:style>
    <style:style style:name="T43" style:family="text">
      <style:text-properties officeooo:rsid="008c173b"/>
    </style:style>
    <style:style style:name="T44" style:family="text">
      <style:text-properties officeooo:rsid="008e7848"/>
    </style:style>
    <style:style style:name="T45" style:family="text">
      <style:text-properties officeooo:rsid="0094a4d9"/>
    </style:style>
    <style:style style:name="T46" style:family="text">
      <style:text-properties officeooo:rsid="0093e57b"/>
    </style:style>
    <style:style style:name="T47" style:family="text">
      <style:text-properties officeooo:rsid="00972d66"/>
    </style:style>
    <style:style style:name="T48" style:family="text">
      <style:text-properties officeooo:rsid="009835d3"/>
    </style:style>
    <style:style style:name="T49" style:family="text">
      <style:text-properties officeooo:rsid="009a29b8"/>
    </style:style>
    <style:style style:name="T50" style:family="text">
      <style:text-properties officeooo:rsid="009df369"/>
    </style:style>
    <style:style style:name="T51" style:family="text">
      <style:text-properties officeooo:rsid="009fa5e2"/>
    </style:style>
    <style:style style:name="T52" style:family="text">
      <style:text-properties officeooo:rsid="00a2a9d0"/>
    </style:style>
    <style:style style:name="T53" style:family="text">
      <style:text-properties officeooo:rsid="00a809ee"/>
    </style:style>
    <style:style style:name="T54" style:family="text">
      <style:text-properties officeooo:rsid="00aa8f80"/>
    </style:style>
    <style:style style:name="T55" style:family="text">
      <style:text-properties officeooo:rsid="00abfb0e"/>
    </style:style>
    <style:style style:name="T56" style:family="text">
      <style:text-properties officeooo:rsid="00af3a59"/>
    </style:style>
    <style:style style:name="T57" style:family="text">
      <style:text-properties officeooo:rsid="00b2e9a3"/>
    </style:style>
    <style:style style:name="T58" style:family="text">
      <style:text-properties officeooo:rsid="00b8126b"/>
    </style:style>
    <style:style style:name="T59" style:family="text">
      <style:text-properties officeooo:rsid="00ba9f6c"/>
    </style:style>
    <style:style style:name="T60" style:family="text">
      <style:text-properties officeooo:rsid="00c247ac"/>
    </style:style>
    <style:style style:name="T61" style:family="text">
      <style:text-properties officeooo:rsid="00d284d2"/>
    </style:style>
    <style:style style:name="T62" style:family="text">
      <style:text-properties officeooo:rsid="00d3e905"/>
    </style:style>
    <style:style style:name="T63" style:family="text">
      <style:text-properties officeooo:rsid="00d9d2f3"/>
    </style:style>
    <style:style style:name="T64" style:family="text">
      <style:text-properties officeooo:rsid="00e27323"/>
    </style:style>
    <style:style style:name="T65" style:family="text">
      <style:text-properties officeooo:rsid="00ec8445"/>
    </style:style>
    <style:style style:name="T66" style:family="text">
      <style:text-properties officeooo:rsid="00ed8386"/>
    </style:style>
    <style:style style:name="T67" style:family="text">
      <style:text-properties officeooo:rsid="00efbae1"/>
    </style:style>
    <style:style style:name="T68" style:family="text">
      <style:text-properties officeooo:rsid="00f14387"/>
    </style:style>
    <style:style style:name="T69" style:family="text">
      <style:text-properties officeooo:rsid="00f3c28f"/>
    </style:style>
    <style:style style:name="T70" style:family="text">
      <style:text-properties officeooo:rsid="00f57a98"/>
    </style:style>
    <style:style style:name="T71" style:family="text">
      <style:text-properties officeooo:rsid="00f61e53"/>
    </style:style>
    <style:style style:name="T72" style:family="text">
      <style:text-properties officeooo:rsid="00f82dc1"/>
    </style:style>
    <style:style style:name="T73" style:family="text">
      <style:text-properties officeooo:rsid="00f9344a"/>
    </style:style>
    <style:style style:name="T74" style:family="text">
      <style:text-properties officeooo:rsid="00fa1310"/>
    </style:style>
    <style:style style:name="T75" style:family="text">
      <style:text-properties officeooo:rsid="00fb065a"/>
    </style:style>
    <style:style style:name="T76" style:family="text">
      <style:text-properties officeooo:rsid="00fc15bf"/>
    </style:style>
    <style:style style:name="T77" style:family="text">
      <style:text-properties officeooo:rsid="00fb433a"/>
    </style:style>
    <style:style style:name="T78" style:family="text">
      <style:text-properties officeooo:rsid="00fc1beb"/>
    </style:style>
    <style:style style:name="T79" style:family="text">
      <style:text-properties officeooo:rsid="00fe4057"/>
    </style:style>
    <style:style style:name="T80" style:family="text">
      <style:text-properties officeooo:rsid="00ff0de5"/>
    </style:style>
    <style:style style:name="T81" style:family="text">
      <style:text-properties officeooo:rsid="01003f04"/>
    </style:style>
    <style:style style:name="T82" style:family="text">
      <style:text-properties officeooo:rsid="0102fb66"/>
    </style:style>
    <style:style style:name="T83" style:family="text">
      <style:text-properties officeooo:rsid="0103e58f"/>
    </style:style>
    <style:style style:name="T84" style:family="text">
      <style:text-properties officeooo:rsid="0107a7b9"/>
    </style:style>
    <style:style style:name="T85" style:family="text">
      <style:text-properties officeooo:rsid="010c7a75"/>
    </style:style>
    <style:style style:name="T86" style:family="text">
      <style:text-properties officeooo:rsid="0110baf4"/>
    </style:style>
    <style:style style:name="T87" style:family="text">
      <style:text-properties officeooo:rsid="0112c76d"/>
    </style:style>
    <style:style style:name="T88" style:family="text">
      <style:text-properties officeooo:rsid="011686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should you do if you drive in a wrong direction? He was arrested for driving wrong way in China highway. </text:p>
      <text:p text:style-name="P2">Here is the story of her tragic death. Tragic, tragically. </text:p>
      <text:p text:style-name="P3">He suddenly <text:span text:style-name="T1">felt</text:span> an intense pain in his back. What do you have intense emotions? <text:span text:style-name="T1">Psychology behind intense emotions. </text:span></text:p>
      <text:p text:style-name="P4">Green canteen goes downstairs from here. Green canteen goes downstairs from here. </text:p>
      <text:p text:style-name="P4">Scarecrow, A scarecrow is used to frighten birds away in fields. A scarecrow is used to frighten birds away in fiel<text:span text:style-name="T2">d.</text:span></text:p>
      <text:p text:style-name="P5">Cognition, people who work all day are not rich, wealth is a compensation for cognition, not a reward for hard work. People who work all day are not rich, wealth is a compensation for cognition, not a reward for hard work. </text:p>
      <text:p text:style-name="P6">Smoke detector installed in toilet, smoking will trigger an alarm, offenders face fines. <text:s/><text:span text:style-name="T3">Smoke detector installed in toilet, smoking will trigger an alarm, offenders face fines. </text:span></text:p>
      <text:p text:style-name="P7">Fushan Menlou reservoir. <text:s/>Fushan Menlou Reservoir. </text:p>
      <text:p text:style-name="P8">You are so conservative. A conservative dressing style. You are so conservative. Conservative dressing style. </text:p>
      <text:p text:style-name="P8">I don’t know how to take good care of them, but I know how to ignore their tantrums. <text:span text:style-name="T4">I don’t know how to take good care of them, but I know how to ignore their tantrums. </text:span></text:p>
      <text:p text:style-name="P9">30% safety margin are accepted. 30% safety margin are accepted. </text:p>
      <text:p text:style-name="P10">Magnify, magnification. These microscopes have 10 magnification factor. They magnify 10 times. <text:span text:style-name="T5">Magnify, magnification factor. </text:span></text:p>
      <text:p text:style-name="P11">Windshield, windshield, is it dangerous to drive a car with a broken windshield? Is it dangerous to drive a car with a broken windshield? </text:p>
      <text:p text:style-name="P12">Shandong Peninsula, <text:s/>Korean Peninsula, Arabia Peninsula, <text:span text:style-name="T6">Florida peninsula. </text:span></text:p>
      <text:p text:style-name="P13">When you get promoted at work, don’t tell anyone. How to get promotion at work? How to get promoted at work? </text:p>
      <text:p text:style-name="P14">The day you went away, the day you passed away. The day you went away. The day you passed away. </text:p>
      <text:p text:style-name="P15">Go big or go home, go big or go home. </text:p>
      <text:p text:style-name="P16">Host family, foreign exchange students learn the culture of <text:span text:style-name="T7">the </text:span>United States through host family. </text:p>
      <text:p text:style-name="P17">Host family service, find a host family. </text:p>
      <text:p text:style-name="P18">Sea lion, leopard seal, sea lion, leopard seal.</text:p>
      <text:p text:style-name="P19">Incredible giant cactus in Mexico desert. Incredible giant cactus in Mexico desert. </text:p>
      <text:p text:style-name="P20">Arbitration agreement, labor dispute, if my employer gives me an arbitration agreement, do I have to sign it? </text:p>
      <text:p text:style-name="P21">Hesitation, she got in the car without hesitation. Turning hesitation into action. </text:p>
      <text:p text:style-name="P22">Facial rashes, rashes itchy. <text:s/>It makes me itchy. Rash treatment. </text:p>
      <text:p text:style-name="P23">Poverty gap, wealth inequality, poverty gap, wealth inequality. <text:s/>Poverty gap, wealth inequality. </text:p>
      <text:p text:style-name="P24">Don’t forget who push us into poverty. </text:p>
      <text:p text:style-name="P25">Hummingbird, hummingbird, the most smallest bird in the world. <text:span text:style-name="T8">A hummingbird is feeding her babies. </text:span></text:p>
      <text:p text:style-name="P26">Understanding the basic rhythm of the music. <text:s/>Understanding the basic Rhythm of Music. </text:p>
      <text:p text:style-name="P27">Don’t step on the manhole cover. It was the US captain who throw out the manhole cover and hit the car. </text:p>
      <text:p text:style-name="P28">AI encyclopedia, AI encyclopedia of Electric Circuit. <text:s/><text:span text:style-name="T9">Encyclopedia Book.</text:span></text:p>
      <text:p text:style-name="P29">7.7 magnitude earthquake happened in Yunnan Province, 7.7 magnitude earthquake happened in Yunnan province.</text:p>
      <text:p text:style-name="P30">It’s expensive to have two kids in daycare. <text:s/>Do your kids go to preschool or daycare? I pick my daughter up from daycare. <text:s/><text:span text:style-name="T10">Their toddlers attend daycare. <text:s/></text:span><text:span text:style-name="T11">Daycare and preschool, a comprehensive guide. </text:span></text:p>
      <text:p text:style-name="P31">Quantum computing, quantum theory, <text:span text:style-name="T12">Why is it difficult to explain the quantum computing? <text:s/></text:span><text:span text:style-name="T13">Quantum Computing, what makes quantum computing so hard to explain?</text:span></text:p>
      <text:p text:style-name="P32"><text:soft-page-break/>HUAWEI is far ahead of other companies in 5G network contribution. HUAWEI is far ahead of in the rest of the world in 5G network contribution. </text:p>
      <text:p text:style-name="P33">First person perspective view, first person point <text:span text:style-name="T14">of </text:span>view. </text:p>
      <text:p text:style-name="P34">A high inflation, a high deflation. Inflation, deflation. </text:p>
      <text:p text:style-name="P35">Nagoya In Japan, Nagoya in Japan. Nagoya City. I live in Nagoya. I live in Nagoya.</text:p>
      <text:p text:style-name="P35">Altera Cyclone Low Power Series FPGA. <text:s/>Altera Cyclone Low Power Series FPGA.</text:p>
      <text:p text:style-name="P36">Nanometer, <text:span text:style-name="T15">nanoscale</text:span>. Nanometer, nanoscale.</text:p>
      <text:p text:style-name="P37">Ice cream, freezy, popsicle. <text:span text:style-name="T16">Ice cream, Freezy, Popsicle.</text:span></text:p>
      <text:p text:style-name="P38">System flaw, design flaw. System Flaw, Design Flaw.</text:p>
      <text:p text:style-name="P38">Punctuation marks, you will notice that the letter was completely without punctuation marks. </text:p>
      <text:p text:style-name="P39">Myopia control. <text:s/>Myopia control. Defocus contract len<text:span text:style-name="T17">ses.</text:span></text:p>
      <text:p text:style-name="P40">When you lose your money, you lose nothing; when you lose your health, you lose something, but when you lose your character, you lose everything. </text:p>
      <text:p text:style-name="P41">Tomb, tomb. Tomb. </text:p>
      <text:p text:style-name="P41">Branded drug and generic drugs. What’s the difference? Centralized procurement of drugs. <text:s/><text:span text:style-name="T18">Genetically engineered plants. </text:span></text:p>
      <text:p text:style-name="P42">Windshield, windshield wipers. Side mirror, front lights. Windshield, windshield wipers, side mirror, front lights. <text:s/>Is it dangerous to drive a car with a cracked windshield?</text:p>
      <text:p text:style-name="P43">How to write a dissertation? A doctoral thesis.</text:p>
      <text:p text:style-name="P44">Homosexual, homosexual, the homosexual couple is going on a date. Elon Musk’s transgender daughter. <text:s/><text:span text:style-name="T19">Lesbian and gay, lesbian and gay.</text:span></text:p>
      <text:p text:style-name="P45">Detain, detained, arrest, arrested. When can police detain you? When can police detain you?</text:p>
      <text:p text:style-name="P46"><text:span text:style-name="T20">Piss the bed, piss the bed, I piss the bed. </text:span>Bedwet, bedwetting, <text:span text:style-name="T21">Children who are anxious about starting school may return to bedwetting. </text:span></text:p>
      <text:p text:style-name="P47">Reverse parking. <text:span text:style-name="T22">Drive forward, turn full right, turn left and reverse, reverse parking. </text:span></text:p>
      <text:p text:style-name="P48">Pick and Place XY coordinates files for PCB Assembly. Pick and Place XY coordinates files for PCB assembly. </text:p>
      <text:p text:style-name="P49">Secretly married to my boss. Do it private, do it secretly. <text:s/>Secretly married to my boss. </text:p>
      <text:p text:style-name="P50">Turtle lives in sea, tortoise lives on land. Jellyfish. Camera records turtle eating jellyfish. <text:span text:style-name="T23">Camera captured turtle eating jellyfish. </text:span></text:p>
      <text:p text:style-name="P51">Rice stored in large sacks. <text:s/>Rice stored in large sacks. </text:p>
      <text:p text:style-name="P52">Leech, medicinal leech, medicinal leech. Medicinal leech.</text:p>
      <text:p text:style-name="P53">Paprika power for barbecue, paprika power for barbecue. <text:s/><text:span text:style-name="T24">Salt and pepper, spicy food. </text:span></text:p>
      <text:p text:style-name="P54">E-commerce, <text:s/>best E-commerce platforms like Taobao, Alibaba, eBay, Amazon. </text:p>
      <text:p text:style-name="P55">Bionic vision, bionic eyes. <text:span text:style-name="T25">Bionic eyes, the future of vision. </text:span></text:p>
      <text:p text:style-name="P56">How to teach your toddlers walking? How to teach your toddlers walking. </text:p>
      <text:p text:style-name="P56">Boston Dynamic Robot dogs. Boston Dynamic Robot dogs.</text:p>
      <text:p text:style-name="P57">Would you consider fostering a child? Would you consider fostering a child? <text:s/><text:span text:style-name="T26">At that time, Tony had been in foster care. </text:span></text:p>
      <text:p text:style-name="P58">It seems like it’s going to rain. <text:s/>It seems like you are mad. It seems like it worked. </text:p>
      <text:p text:style-name="P59">Room temperature, <text:span text:style-name="T27">room temperature. <text:s/></text:span><text:span text:style-name="T28">Excuse me, can I get a bottle of water please? Sorry, </text:span><text:span text:style-name="T29">Is this room temperature? Actually I want cold water. </text:span></text:p>
      <text:p text:style-name="P60">How do animals yawn? Why do people yawn? <text:s/><text:span text:style-name="T30">What happen</text:span><text:span text:style-name="T31">s</text:span><text:span text:style-name="T30"> to your body when you yawn?</text:span></text:p>
      <text:p text:style-name="P61">My dream is to become a guitar player. My dream is to become a guitar player. </text:p>
      <text:p text:style-name="P62">Hand clap, hand clapping, hand clapped. <text:span text:style-name="T32">The audiences clapped when she stood up to speak. The audience clapped when she stood up to speak. </text:span></text:p>
      <text:p text:style-name="P63">Carbon fiber frame bicycle, carbon fiber frame bicycle. </text:p>
      <text:p text:style-name="P64">What is a starter solenoid? <text:span text:style-name="T33">Magnetic field in solenoid. <text:s/></text:span><text:span text:style-name="T34">What does a solenoid work? Solenoid valve. </text:span></text:p>
      <text:p text:style-name="P65">Donald Trump signed an executive order to end birthright citizenship. <text:s/><text:span text:style-name="T35">Donald Trump signed an executive order to end birthright citizenship.</text:span></text:p>
      <text:p text:style-name="P66">The color of spectrum, the color of spectrum. <text:s/><text:span text:style-name="T36">Electromagnetic spectrum. <text:s/>Electromagnetic spectrum. </text:span></text:p>
      <text:p text:style-name="P67"><text:soft-page-break/>Auxiliary service, auxiliary nurse, auxiliary function. </text:p>
      <text:p text:style-name="P68">Chinese scrambled eggs with chives. Chinese scrambled eggs with chives.</text:p>
      <text:p text:style-name="P69">If you suspect dishonesty of your wife, first admonish her. <text:s/><text:span text:style-name="T37">Her mother admonished him for eating </text:span><text:span text:style-name="T38">too</text:span><text:span text:style-name="T37"> quickly. </text:span></text:p>
      <text:p text:style-name="P70">Don’t mess with me, don’t mess with me. </text:p>
      <text:p text:style-name="P71">Yantai has a population of 7 million. China has a population of 1.4 billions. </text:p>
      <text:p text:style-name="P72">Omlette making machine, is it eating 2 omlette healthy? </text:p>
      <text:p text:style-name="P73">Yantai Conch square, Yantai Conch square. <text:s/><text:span text:style-name="T39">Where do conch pearls come from? Where do conch pearls come from? </text:span></text:p>
      <text:p text:style-name="P74">Formal and informal, setup, establish, say no, reject, change, alter. <text:s/>So, therefore, <text:s/><text:span text:style-name="T40">show, illustrate. </text:span></text:p>
      <text:p text:style-name="P75"><text:span text:style-name="T41">Food safety is a critical problem in domestic, </text:span>Th<text:span text:style-name="T41">ose</text:span> civil servants never concern about food safety, because they get special supplies. </text:p>
      <text:p text:style-name="P76">International tuition fee. <text:s/><text:span text:style-name="T42">Tuition fee for international students. <text:s/></text:span><text:span text:style-name="T43">Course. Course. </text:span></text:p>
      <text:p text:style-name="P77">Switzerland. Switzerland. Switzerland. </text:p>
      <text:p text:style-name="P77">This is a pan. This is a pot. </text:p>
      <text:p text:style-name="P77">If I don’t wear my glasses, everything is blur. How to blur background in Photoshop?</text:p>
      <text:p text:style-name="P78">Cowboy, cowboy. <text:span text:style-name="T44">The cowboy’s last with is to ride his favorite horse. </text:span></text:p>
      <text:p text:style-name="P79">Beg, beggar, would you help a beggar <text:span text:style-name="T45">on</text:span> street? <text:span text:style-name="T46">No begging. No panhandling. </text:span></text:p>
      <text:p text:style-name="P80">Michigan State in US, Michigan state in US.</text:p>
      <text:p text:style-name="P81"><text:span text:style-name="T47">You got a second, </text:span>Give me a hand, do me a favor. <text:span text:style-name="T47">Hail a cab, take a taxi. <text:s/></text:span><text:span text:style-name="T48">I’m all ears. </text:span></text:p>
      <text:p text:style-name="P82">I don’t have any change. <text:span text:style-name="T49">No change, I don’t have any change, my brother. </text:span></text:p>
      <text:p text:style-name="P83">Do you want an aisle seat or want to sit by the window? Aisle seat, aisle seat, sit by the window. </text:p>
      <text:p text:style-name="P84">Disassemble, disassembly. Disassemble a CD/DVD <text:span text:style-name="T50">reader </text:span>and reusing its parts. <text:span text:style-name="T51">Disassembling an Amazon Mini Camera. </text:span></text:p>
      <text:p text:style-name="P85">TOFEL: Test of Foreign English Language. IELTS: International English Language Testing System. </text:p>
      <text:p text:style-name="P86">GRE: Graduate Record Examination. </text:p>
      <text:p text:style-name="P87"><text:span text:style-name="T52">Lotus flower, Lotus Flower. </text:span>Lotus Car, Lotus Car. Lotus Car.</text:p>
      <text:p text:style-name="P88">Megahertz, Gigahertz, Megahertz, Gigahertz.</text:p>
      <text:p text:style-name="P89">In anticipation of bad weather, they <text:span text:style-name="T53">take plenty of </text:span>warm clothes. </text:p>
      <text:p text:style-name="P90">Compressed biscuit, compressed biscuit. Compressed biscuit. </text:p>
      <text:p text:style-name="P91">Selfless is the opposition of selfish. <text:s/><text:span text:style-name="T54">The reward for selfless. </text:span></text:p>
      <text:p text:style-name="P92">Benchmark testing, benchmark. </text:p>
      <text:p text:style-name="P93">Bore, boring, boredom. <text:span text:style-name="T55">Bore, boring, boredom.</text:span></text:p>
      <text:p text:style-name="P94">AC Electric Characteristic. DC Electric Characteristic. </text:p>
      <text:p text:style-name="P95">Infertility in young people, after 9 years of infertility, we decided to <text:span text:style-name="T56">adopt from </text:span>foster care. </text:p>
      <text:p text:style-name="P96">My child is ill, fever and flu symptoms, <text:s/>need to reset at home. Requesting excused absence today. Will return when recovered. <text:span text:style-name="T57">Thank you for your understanding. </text:span></text:p>
      <text:p text:style-name="P97">Disregard the traffic lights, disregard the traffic lights. </text:p>
      <text:p text:style-name="P98">Throat, throat, I’m taking antibiotics for a throat infection. I’m taking antibiotics for a throat infection. </text:p>
      <text:p text:style-name="P99">CGI, Computer generated Imagery. Computer generated Imagery. </text:p>
      <text:p text:style-name="P100">It’s obvious that the problem is solved. <text:span text:style-name="T58">It’s obvious the answer is incorrect. It’s obvious the problem is complicated. </text:span></text:p>
      <text:p text:style-name="P101">It goes without saying. It’s obvious. </text:p>
      <text:p text:style-name="P101">Always, usually, frequently, often, sometimes, occasionally, seldom. Never.</text:p>
      <text:p text:style-name="P101">I see him occasionally in town. </text:p>
      <text:p text:style-name="P102">Graft, grafting techniques. <text:span text:style-name="T59">4 easy ways to graft plants. </text:span></text:p>
      <text:p text:style-name="P103">Don’t boast, don’t talk big. <text:s/>Don’t brag. Parents enjoy boasting about their children achievements. </text:p>
      <text:p text:style-name="P104">Junction, junction temperature, you should slow down as you approach the junctions. </text:p>
      <text:p text:style-name="P105">Rice cracker snacks, rice cracker snacks. </text:p>
      <text:p text:style-name="P106">Workload, we face increased workload. Many teachers complain about their heavy workload. </text:p>
      <text:p text:style-name="P107">Cauliflower, cauliflower. <text:span text:style-name="T60">Broccoli. </text:span></text:p>
      <text:p text:style-name="P108"><text:soft-page-break/>Eating spinach, broccoli vegetables and celery, could help to reduce your uric acid. </text:p>
      <text:p text:style-name="P109">Impressive, there are many impressive buildings in the town. </text:p>
      <text:p text:style-name="P109">Squid and octopus. Squid and octopus, the difference. </text:p>
      <text:p text:style-name="P110">Exploring ancient Maya civilization. Maya Prediction. </text:p>
      <text:p text:style-name="P111">Air strike and air crash. Car crash. </text:p>
      <text:p text:style-name="P112">Giggle, giggling, stop that giggling in back now. </text:p>
      <text:p text:style-name="P113">Reinforce, reinforcement, <text:s/>reinforce an existing guardrails. </text:p>
      <text:p text:style-name="P114">Never expose your shortcoming to others. Never expose your shortcoming to others. </text:p>
      <text:p text:style-name="P115">Kilowatt, Megawatt, Gigawatt, This photovoltaic cell produces 24 megawatts. </text:p>
      <text:p text:style-name="P116">When the human body is angry, it eats itself, it does a cleaning process, removing sick sells and cancer. </text:p>
      <text:p text:style-name="P117">It’s freezing outside, make sure to wear more layers. It’s freezing outside, make sure to wear more layers. </text:p>
      <text:p text:style-name="P118">The Godfather Movie, the godfather movie. </text:p>
      <text:p text:style-name="P119">My best friend passed away unexpectedly. My best friend passed away unexpectedly. </text:p>
      <text:p text:style-name="P120">Underscore, hyphen <text:span text:style-name="T61">or </text:span>dash, punctuation marks. </text:p>
      <text:p text:style-name="P121">Is this seat taken? Is anyone sitting here? Can I sit here? <text:span text:style-name="T62">Can I take this seat? </text:span></text:p>
      <text:p text:style-name="P122">Under Canadian law, all marriages must be monogamous. </text:p>
      <text:p text:style-name="P123">Indigenous people in Brazil, Fushan indigenous. <text:span text:style-name="T63">So who are the indigenous people of this land?</text:span></text:p>
      <text:p text:style-name="P124">Joint Statement, Joint Press Statement. </text:p>
      <text:p text:style-name="P125">Thick fog and thin fog, big house, heavy rain. Strong wind. </text:p>
      <text:p text:style-name="P126">Power strip, outlet, plug, USB cable, power bank, charger. </text:p>
      <text:p text:style-name="P127">Generic improvement in peanut, genetic modified engineering. </text:p>
      <text:p text:style-name="P127">Optical fiber <text:span text:style-name="T64">gyroscope, optical fiber gyroscope. </text:span></text:p>
      <text:p text:style-name="P128">Humiliate, humiliation, she faced humiliation from villagers. </text:p>
      <text:p text:style-name="P129">Stool and chair, 3 legs stool. <text:s/>Don’t use your own stool and chairs. </text:p>
      <text:p text:style-name="P130">Hamas leader assassination, Trump assassination attempt.</text:p>
      <text:p text:style-name="P131">Inrush current, internal soft-start circuit limits inrush current. </text:p>
      <text:p text:style-name="P132">Lifebelt, lifebelt delivery with a drone.</text:p>
      <text:p text:style-name="P133">What’s your favorite China ancient proverb? What’s your favorite China ancient proverb? </text:p>
      <text:p text:style-name="P134">10 Chinese proverbs that can change your life. </text:p>
      <text:p text:style-name="P135">Betray,not loyal. Never betray your country. Never betray your country. <text:s/><text:span text:style-name="T65">He promised never </text:span><text:span text:style-name="T66">to </text:span><text:span text:style-name="T65">betray his wife. </text:span></text:p>
      <text:p text:style-name="P136">Dragon fruit, dragon fruit. What does dragon fruit taste like? What does dragon fruit taste like?</text:p>
      <text:p text:style-name="P137">Moon cake, Mid-Autumn Festival, Mid-Autumn Festival, Moon cake<text:span text:style-name="T67">s are high in salt and sugar. </text:span></text:p>
      <text:p text:style-name="P138">The company I work for, I’m an employee. <text:s/><text:span text:style-name="T68">The company I work for has great benefits. </text:span></text:p>
      <text:p text:style-name="P139">Lunar <text:span text:style-name="T69">Calendar</text:span>, lunar eclipse. <text:s/><text:span text:style-name="T69">Lunar calendar, Lunar Eclipse. <text:s/></text:span><text:span text:style-name="T70">Lunar New Year.</text:span></text:p>
      <text:p text:style-name="P140">Mechanical Part, mechanical engineer. <text:span text:style-name="T71">The company produces mechanical parts for airplane engines. </text:span></text:p>
      <text:p text:style-name="P141">Car gearbox, I can’t find the reverse gear. <text:s/><text:span text:style-name="T72">Car gearbox, I can’t find the reverse gear. </text:span></text:p>
      <text:p text:style-name="P142">My favorite convenience store <text:span text:style-name="T73">went</text:span> out of business. This will probably fall through. </text:p>
      <text:p text:style-name="P143">Metric measurement, metric meter, centimeter, <text:span text:style-name="T74">millimeter.</text:span></text:p>
      <text:p text:style-name="P144"><text:span text:style-name="T75">China liquor, Baijiu. <text:s/></text:span><text:span text:style-name="T76">beer</text:span><text:span text:style-name="T77">, wine, liquor. <text:s/></text:span><text:span text:style-name="T78">Alcohol includes beer, wine and liquor. </text:span></text:p>
      <text:p text:style-name="P145">No agreement have been yet reached, but negotiation is <text:span text:style-name="T79">still</text:span> ongoing. <text:span text:style-name="T80">Starship launched failed, success is uncertain, but attempting is ongoing. </text:span></text:p>
      <text:p text:style-name="P146">Petrolchemical industry. <text:s/><text:span text:style-name="T81">The petrolchemical industry. Yantai Yulong PetrolChemical Base.</text:span></text:p>
      <text:p text:style-name="P147">Hang out, hanging out, hanging out is essential to our health. Why should you hang out with friends?</text:p>
      <text:p text:style-name="P148">Humanoid robot, humanoid robot. Humanoid robot. </text:p>
      <text:p text:style-name="P149">Distract, distraction. That noise is driving me to distraction. </text:p>
      <text:p text:style-name="P149">She returned to the Tennesse<text:span text:style-name="T82">e</text:span> and studied the law. <text:s/><text:span text:style-name="T83">Tennessee State <text:s/>in US.</text:span></text:p>
      <text:p text:style-name="P150">Nanny, the importance of having a nanny. Part-time nanny service in Dubai. </text:p>
      <text:p text:style-name="P151"><text:soft-page-break/>Fireworks, firecrackers. This is how firecrackers work.</text:p>
      <text:p text:style-name="P152">Difference between hotel, motel and resort. <text:s/><text:span text:style-name="T84">A holiday resort. </text:span></text:p>
      <text:p text:style-name="P153">Single, double, triple, and quadruple, single double, triple and quadruple.</text:p>
      <text:p text:style-name="P154">Agent, for more information please contact our agents in Mexico. </text:p>
      <text:p text:style-name="P155">Japan cosmetic brands. Cosmetic brands in Japan. </text:p>
      <text:p text:style-name="P156">A bear market is coming. Bull market. Bear market investment strategy. <text:span text:style-name="T85">All investors need to know. </text:span></text:p>
      <text:p text:style-name="P157">Vatican, Vatican, is small country, located within the city of Rome, Italy.</text:p>
      <text:p text:style-name="P158">Gut human organ, meat stays in <text:span text:style-name="T86">the </text:span>gut longer than vegetable matters.</text:p>
      <text:p text:style-name="P159">Are you working overtime? Can an employer force employees to work overtime? <text:s/><text:span text:style-name="T87">What is overtime pay? </text:span></text:p>
      <text:p text:style-name="P160">Japan cuisine, sushi, rice, raw fish and seaweed. </text:p>
      <text:p text:style-name="P161">Digging bamboo shoots are prohibited. It’s well known that bamboo shoots are panda’s diet. </text:p>
      <text:p text:style-name="P162">Is this film appropriate for children? <text:s/><text:span text:style-name="T88">Is this an appropriate occasion to discuss the issue?</text:span></text:p>
      <text:p text:style-name="P163">The man tried to smuggle 96 iPhones using his only body. Smuggle. Smuggle.</text:p>
      <text:p text:style-name="P163"/>
      <text:p text:style-name="P162"/>
      <text:p text:style-name="P162"/>
      <text:p text:style-name="P162"/>
      <text:p text:style-name="P158"/>
      <text:p text:style-name="P149"/>
      <text:p text:style-name="P145"/>
      <text:p text:style-name="P144"><text:s/></text:p>
      <text:p text:style-name="P142"/>
      <text:p text:style-name="P141"/>
      <text:p text:style-name="P139"/>
      <text:p text:style-name="P164"/>
      <text:p text:style-name="P121"/>
      <text:p text:style-name="P120"/>
      <text:p text:style-name="P95"/>
      <text:p text:style-name="P94"/>
      <text:p text:style-name="P94"/>
      <text:p text:style-name="P94"/>
      <text:p text:style-name="P89"/>
      <text:p text:style-name="P87"/>
      <text:p text:style-name="P84"/>
      <text:p text:style-name="P81"/>
      <text:p text:style-name="P79"/>
      <text:p text:style-name="P78"/>
      <text:p text:style-name="P78"/>
      <text:p text:style-name="P77"/>
      <text:p text:style-name="P75"/>
      <text:p text:style-name="P72"/>
      <text:p text:style-name="P69"/>
      <text:p text:style-name="P68"/>
      <text:p text:style-name="P66"/>
      <text:p text:style-name="P62"/>
      <text:p text:style-name="P61"/>
      <text:p text:style-name="P61"/>
      <text:p text:style-name="P61"/>
      <text:p text:style-name="P60"/>
      <text:p text:style-name="P54"/>
      <text:p text:style-name="P54"/>
      <text:p text:style-name="P54"><text:soft-page-break/></text:p>
      <text:p text:style-name="P54"/>
      <text:p text:style-name="P54"/>
      <text:p text:style-name="P50"/>
      <text:p text:style-name="P165"/>
      <text:p text:style-name="P45"/>
      <text:p text:style-name="P45"/>
      <text:p text:style-name="P45"/>
      <text:p text:style-name="P45"/>
      <text:p text:style-name="P37"/>
      <text:p text:style-name="P37"/>
      <text:p text:style-name="P36"/>
      <text:p text:style-name="P35"/>
      <text:p text:style-name="P35"/>
      <text:p text:style-name="P33"/>
      <text:p text:style-name="P32"/>
      <text:p text:style-name="P26"/>
      <text:p text:style-name="P26"/>
      <text:p text:style-name="P21"/>
      <text:p text:style-name="P17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14:39:00.390585564</meta:creation-date>
    <dc:date>2025-05-18T20:22:45.011993741</dc:date>
    <meta:editing-duration>PT1H43M20S</meta:editing-duration>
    <meta:editing-cycles>255</meta:editing-cycles>
    <meta:generator>LibreOffice/24.8.6.2$Linux_X86_64 LibreOffice_project/480$Build-2</meta:generator>
    <meta:document-statistic meta:table-count="0" meta:image-count="0" meta:object-count="0" meta:page-count="6" meta:paragraph-count="177" meta:word-count="2243" meta:character-count="14467" meta:non-whitespace-character-count="12211"/>
  </office:meta>
</office:document-meta>
</file>